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7e35e" officeooo:paragraph-rsid="0017e35e"/>
    </style:style>
    <style:style style:name="P2" style:family="paragraph" style:parent-style-name="Standard">
      <style:paragraph-properties fo:text-align="center" style:justify-single-word="false"/>
      <style:text-properties fo:font-size="18pt" officeooo:rsid="0017e35e" officeooo:paragraph-rsid="0017e35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e35e" officeooo:paragraph-rsid="0017e35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officeooo:rsid="0017e35e" officeooo:paragraph-rsid="0017e35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e35e" officeooo:paragraph-rsid="0017e3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e35e" officeooo:paragraph-rsid="0017e35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e35e" officeooo:paragraph-rsid="0017e35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8b931" officeooo:paragraph-rsid="0018b93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officeooo:rsid="0017e35e" officeooo:paragraph-rsid="0017e35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b931" officeooo:paragraph-rsid="0018b93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9e646" officeooo:paragraph-rsid="0019e646" style:font-size-asian="12pt" style:font-size-complex="12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8b931"/>
    </style:style>
    <style:style style:name="T3" style:family="text">
      <style:text-properties officeooo:rsid="0019a732"/>
    </style:style>
    <style:style style:name="T4" style:family="text">
      <style:text-properties officeooo:rsid="0019e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mpte rendu du projet de</text:p>
      <text:p text:style-name="P2">Programmation Concurrente</text:p>
      <text:p text:style-name="P2"/>
      <text:p text:style-name="P2"/>
      <text:p text:style-name="P2"/>
      <text:p text:style-name="P3">Etape 1 : <text:span text:style-name="T1">Version 1.1</text:span></text:p>
      <text:p text:style-name="P3"/>
      <text:p text:style-name="P4">Algorithme principal</text:p>
      <text:p text:style-name="P6"/>
      <text:p text:style-name="P6">Tout d'abord, on récupère les paramètres fournis par l'utilisateur. Pour cette première étape, l'option -t spécifiant le nombre de thread n'est pas prise en compte et seule la valeur 0 pour l'option -e est disponible.</text:p>
      <text:p text:style-name="P7"/>
      <text:p text:style-name="P7">Ensuite, on crée une plaque de taille voulue <text:span text:style-name="T2">contenant entre autre la grille comportant toutes les cellules </text:span>et, <text:span text:style-name="T4">si l'option -m ou -M est demandée,</text:span> on récupère le temps avant l'exécution de la boucle principale. <text:span text:style-name="T4">Si l'option -a est demandée, on affiche le quart supérieur gauche de la grille initiale.</text:span></text:p>
      <text:p text:style-name="P7"/>
      <text:p text:style-name="P8">On lance ensuite cette dernière : pour cela on créé d'abord une grille annexe vide de même taille que celle utilisée par la plaque, elle servira à stocker les résultats intermédiaires entre chaque étape.</text:p>
      <text:p text:style-name="P8"/>
      <text:p text:style-name="P8">Une fois cela fait, on va répéter n fois les étapes suivantes :</text:p>
      <text:p text:style-name="P8"/>
      <text:p text:style-name="P8"><text:tab/>Pour chaque case de la grille de la plaque, calculer son transfert de chaleur horizontal et <text:tab/>stocker le résultat dans la grille annexe. </text:p>
      <text:p text:style-name="P8"><text:tab/>Effacer le contenu de la grille de la plaque.</text:p>
      <text:p text:style-name="P8"/>
      <text:p text:style-name="P8"><text:tab/>Pour chaque case de la grille annexe, calculer son transfert de chaleur vertical et stocker le <text:tab/>résultat dans la grille de la plaque.</text:p>
      <text:p text:style-name="P8"><text:tab/>Effacer le contenu de la grille annexe.</text:p>
      <text:p text:style-name="P8"/>
      <text:p text:style-name="P8"><text:tab/><text:span text:style-name="T3">Remettre les valeurs du centre de la grille à leur valeur initiale.</text:span></text:p>
      <text:p text:style-name="P8"/>
      <text:p text:style-name="P11">Une fois la boucle finie, on affiche les temps de calcul et le coin supérieur gauche final de la grille si ils étaient demandés</text:p>
      <text:p text:style-name="P8"><text:tab/></text:p>
      <text:p text:style-name="P7"/>
      <text:p text:style-name="P4">Synthèse des mesures</text:p>
      <text:p text:style-name="P4"/>
      <text:p text:style-name="P3"/>
      <text:p text:style-name="P5">Analyse des résultats obtenus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e35e" officeooo:paragraph-rsid="0017e3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Cappé Christophe</text:p>
        <text:p text:style-name="MP1">Yan Zhengq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1:50:34.670264739</meta:creation-date>
    <dc:date>2016-02-17T13:16:43.045365111</dc:date>
    <meta:editing-duration>PT18M1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55" meta:character-count="1503" meta:non-whitespace-character-count="1257"/>
  </office:meta>
</office:document-meta>
</file>